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b0044" officeooo:paragraph-rsid="000b0044"/>
    </style:style>
    <style:style style:name="P2" style:family="paragraph" style:parent-style-name="Preformatted_20_Text">
      <style:paragraph-properties fo:break-before="page"/>
      <style:text-properties officeooo:rsid="000b0044" officeooo:paragraph-rsid="000b0044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gr1" style:family="graphic">
      <style:graphic-properties svg:stroke-width="0.4cm" svg:stroke-color="#0000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4cm" svg:stroke-color="#00cc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4cm" svg:stroke-color="#0000ff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4cm" svg:stroke-color="#ff00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4cm" svg:stroke-color="#ffffff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Tvar1" draw:style-name="gr1" draw:text-style-name="P3" svg:x1="8.879cm" svg:y1="25.527cm" svg:x2="8.856cm" svg:y2="22.447cm"><text:p/></draw:line><draw:line text:anchor-type="paragraph" draw:z-index="1" draw:name="Tvar2" draw:style-name="gr1" draw:text-style-name="P3" svg:x1="8.856cm" svg:y1="22.875cm" svg:x2="8.856cm" svg:y2="17.485cm"><text:p/></draw:line><draw:line text:anchor-type="paragraph" draw:z-index="2" draw:name="Tvar3" draw:style-name="gr1" draw:text-style-name="P3" svg:x1="0.857cm" svg:y1="22.045cm" svg:x2="17.101cm" svg:y2="22.068cm"><text:p/></draw:line><draw:line text:anchor-type="paragraph" draw:z-index="3" draw:name="Tvar4" draw:style-name="gr1" draw:text-style-name="P3" svg:x1="17.096cm" svg:y1="13.605cm" svg:x2="17.057cm" svg:y2="22.267cm"><text:p/></draw:line><draw:line text:anchor-type="paragraph" draw:z-index="4" draw:name="Tvar5" draw:style-name="gr1" draw:text-style-name="P3" svg:x1="13.238cm" svg:y1="16.697cm" svg:x2="13.247cm" svg:y2="22.223cm"><text:p/></draw:line><draw:line text:anchor-type="paragraph" draw:z-index="5" draw:name="Tvar6" draw:style-name="gr1" draw:text-style-name="P3" svg:x1="1.035cm" svg:y1="22.045cm" svg:x2="1.035cm" svg:y2="14.448cm"><text:p/></draw:line><draw:line text:anchor-type="paragraph" draw:z-index="6" draw:name="Tvar7" draw:style-name="gr1" draw:text-style-name="P3" svg:x1="4.713cm" svg:y1="14.337cm" svg:x2="0.836cm" svg:y2="14.337cm"><text:p/></draw:line><draw:line text:anchor-type="paragraph" draw:z-index="7" draw:name="Tvar8" draw:style-name="gr1" draw:text-style-name="P3" svg:x1="4.489cm" svg:y1="14.159cm" svg:x2="4.489cm" svg:y2="19.216cm"><text:p/></draw:line><draw:line text:anchor-type="paragraph" draw:z-index="8" draw:name="Tvar9" draw:style-name="gr1" draw:text-style-name="P3" svg:x1="7.052cm" svg:y1="19.371cm" svg:x2="4.29cm" svg:y2="19.371cm"><text:p/></draw:line><draw:line text:anchor-type="paragraph" draw:z-index="9" draw:name="Tvar10" draw:style-name="gr1" draw:text-style-name="P3" svg:x1="6.855cm" svg:y1="12.922cm" svg:x2="6.853cm" svg:y2="19.371cm"><text:p/></draw:line><draw:line text:anchor-type="paragraph" draw:z-index="10" draw:name="Tvar11" draw:style-name="gr1" draw:text-style-name="P3" svg:x1="11.084cm" svg:y1="17.596cm" svg:x2="11.084cm" svg:y2="12.823cm"><text:p/></draw:line><draw:line text:anchor-type="paragraph" draw:z-index="11" draw:name="Tvar12" draw:style-name="gr1" draw:text-style-name="P3" svg:x1="11.084cm" svg:y1="13.114cm" svg:x2="11.107cm" svg:y2="9.26cm"><text:p/></draw:line><draw:line text:anchor-type="paragraph" draw:z-index="12" draw:name="Tvar13" draw:style-name="gr1" draw:text-style-name="P3" svg:x1="4.845cm" svg:y1="9.105cm" svg:x2="17.346cm" svg:y2="9.059cm"><text:p/></draw:line><draw:line text:anchor-type="paragraph" draw:z-index="13" draw:name="Tvar14" draw:style-name="gr1" draw:text-style-name="P3" svg:x1="17.168cm" svg:y1="11.599cm" svg:x2="17.189cm" svg:y2="8.881cm"><text:p/></draw:line><draw:line text:anchor-type="paragraph" draw:z-index="14" draw:name="Tvar15" draw:style-name="gr1" draw:text-style-name="P3" svg:x1="7.987cm" svg:y1="9.26cm" svg:x2="8.01cm" svg:y2="11.176cm"><text:p/></draw:line><draw:line text:anchor-type="paragraph" draw:z-index="15" draw:name="Tvar16" draw:style-name="gr1" draw:text-style-name="P3" svg:x1="0.817cm" svg:y1="10.977cm" svg:x2="8.167cm" svg:y2="10.977cm"><text:p/></draw:line><draw:line text:anchor-type="paragraph" draw:z-index="16" draw:name="Tvar17" draw:style-name="gr1" draw:text-style-name="P3" svg:x1="1.014cm" svg:y1="0.639cm" svg:x2="0.961cm" svg:y2="11.184cm"><text:p/></draw:line><draw:line text:anchor-type="paragraph" draw:z-index="17" draw:name="Tvar18" draw:style-name="gr1" draw:text-style-name="P3" svg:x1="9.592cm" svg:y1="0.639cm" svg:x2="0.813cm" svg:y2="0.639cm"><text:p/></draw:line><draw:line text:anchor-type="paragraph" draw:z-index="18" draw:name="Tvar19" draw:style-name="gr1" draw:text-style-name="P3" svg:x1="4.979cm" svg:y1="9.105cm" svg:x2="3.219cm" svg:y2="9.082cm"><text:p/></draw:line><draw:line text:anchor-type="paragraph" draw:z-index="19" draw:name="Tvar20" draw:style-name="gr1" draw:text-style-name="P3" svg:x1="3.376cm" svg:y1="2.709cm" svg:x2="3.376cm" svg:y2="9.304cm"><text:p/></draw:line><draw:line text:anchor-type="paragraph" draw:z-index="20" draw:name="Tvar21" draw:style-name="gr1" draw:text-style-name="P3" svg:x1="9.569cm" svg:y1="2.554cm" svg:x2="3.175cm" svg:y2="2.554cm"><text:p/></draw:line><draw:line text:anchor-type="paragraph" draw:z-index="21" draw:name="Tvar22" draw:style-name="gr2" draw:text-style-name="P3" svg:x1="9.592cm" svg:y1="0.639cm" svg:x2="10.176cm" svg:y2="0.639cm"><text:p/></draw:line><draw:line text:anchor-type="paragraph" draw:z-index="22" draw:name="Tvar22" draw:style-name="gr3" draw:text-style-name="P3" svg:x1="10.176cm" svg:y1="0.639cm" svg:x2="10.76cm" svg:y2="0.639cm"><text:p/></draw:line><draw:line text:anchor-type="paragraph" draw:z-index="23" draw:name="Tvar22" draw:style-name="gr2" draw:text-style-name="P3" svg:x1="9.569cm" svg:y1="2.554cm" svg:x2="10.153cm" svg:y2="2.554cm"><text:p/></draw:line><draw:line text:anchor-type="paragraph" draw:z-index="24" draw:name="Tvar22" draw:style-name="gr3" draw:text-style-name="P3" svg:x1="10.153cm" svg:y1="2.554cm" svg:x2="10.737cm" svg:y2="2.554cm"><text:p/></draw:line><draw:line text:anchor-type="paragraph" draw:z-index="25" draw:name="Tvar23" draw:style-name="gr2" draw:text-style-name="P3" svg:x1="17.168cm" svg:y1="11.599cm" svg:x2="17.161cm" svg:y2="12.183cm"><text:p/></draw:line><draw:line text:anchor-type="paragraph" draw:z-index="26" draw:name="Tvar23" draw:style-name="gr4" draw:text-style-name="P3" svg:x1="17.161cm" svg:y1="12.183cm" svg:x2="17.154cm" svg:y2="12.767cm"><text:p/></draw:line><draw:line text:anchor-type="paragraph" draw:z-index="27" draw:name="Tvar23" draw:style-name="gr3" draw:text-style-name="P3" svg:x1="11.084cm" svg:y1="17.597cm" svg:x2="11.077cm" svg:y2="18.181cm"><text:p/></draw:line><draw:line text:anchor-type="paragraph" draw:z-index="28" draw:name="Tvar23" draw:style-name="gr4" draw:text-style-name="P3" svg:x1="11.077cm" svg:y1="18.18cm" svg:x2="11.07cm" svg:y2="18.764cm"><text:p/></draw:line><draw:line text:anchor-type="paragraph" draw:z-index="29" draw:name="Tvar23" draw:style-name="gr2" draw:text-style-name="P3" svg:x1="13.268cm" svg:y1="18.066cm" svg:x2="13.261cm" svg:y2="18.65cm"><text:p/></draw:line><draw:line text:anchor-type="paragraph" draw:z-index="30" draw:name="Tvar23" draw:style-name="gr2" draw:text-style-name="P3" svg:x1="13.261cm" svg:y1="18.65cm" svg:x2="13.254cm" svg:y2="19.234cm"><text:p/></draw:line><draw:line text:anchor-type="paragraph" draw:z-index="31" draw:name="Tvar23" draw:style-name="gr2" draw:text-style-name="P3" svg:x1="13.254cm" svg:y1="19.233cm" svg:x2="13.247cm" svg:y2="19.817cm"><text:p/></draw:line><draw:line text:anchor-type="paragraph" draw:z-index="32" draw:name="Tvar22" draw:style-name="gr1" draw:text-style-name="P3" svg:x1="5.318cm" svg:y1="10.977cm" svg:x2="5.902cm" svg:y2="10.977cm"><text:p/></draw:line><draw:line text:anchor-type="paragraph" draw:z-index="33" draw:name="Tvar22" draw:style-name="gr3" draw:text-style-name="P4" svg:x1="5.901cm" svg:y1="10.977cm" svg:x2="6.487cm" svg:y2="10.977cm"><text:p/></draw:line><draw:line text:anchor-type="paragraph" draw:z-index="34" draw:name="Tvar22" draw:style-name="gr3" draw:text-style-name="P4" svg:x1="4.732cm" svg:y1="10.977cm" svg:x2="5.318cm" svg:y2="10.977cm"><text:p/></draw:line><draw:line text:anchor-type="paragraph" draw:z-index="35" draw:name="Tvar22" draw:style-name="gr1" draw:text-style-name="P3" svg:x1="5.318cm" svg:y1="9.105cm" svg:x2="5.902cm" svg:y2="9.105cm"><text:p/></draw:line><draw:line text:anchor-type="paragraph" draw:z-index="36" draw:name="Tvar22" draw:style-name="gr4" draw:text-style-name="P4" svg:x1="5.901cm" svg:y1="9.106cm" svg:x2="6.487cm" svg:y2="9.106cm"><text:p/></draw:line><draw:line text:anchor-type="paragraph" draw:z-index="37" draw:name="Tvar22" draw:style-name="gr4" draw:text-style-name="P4" svg:x1="4.732cm" svg:y1="9.106cm" svg:x2="5.318cm" svg:y2="9.106cm"><text:p/></draw:line><draw:line text:anchor-type="paragraph" draw:z-index="38" draw:name="Tvar23" draw:style-name="gr3" draw:text-style-name="P3" svg:x1="0.961cm" svg:y1="6.863cm" svg:x2="0.954cm" svg:y2="7.447cm"><text:p/></draw:line><draw:line text:anchor-type="paragraph" draw:z-index="39" draw:name="Tvar23" draw:style-name="gr4" draw:text-style-name="P3" svg:x1="0.975cm" svg:y1="5.696cm" svg:x2="0.968cm" svg:y2="6.28cm"><text:p/></draw:line><draw:line text:anchor-type="paragraph" draw:z-index="40" draw:name="Tvar23" draw:style-name="gr2" draw:text-style-name="P3" svg:x1="0.968cm" svg:y1="6.279cm" svg:x2="0.961cm" svg:y2="6.863cm"><text:p/></draw:line><draw:line text:anchor-type="paragraph" draw:z-index="41" draw:name="Tvar22" draw:style-name="gr1" draw:text-style-name="P3" svg:x1="5.666cm" svg:y1="22.045cm" svg:x2="6.25cm" svg:y2="22.045cm"><text:p/></draw:line><draw:line text:anchor-type="paragraph" draw:z-index="42" draw:name="Tvar22" draw:style-name="gr3" draw:text-style-name="P4" svg:x1="6.249cm" svg:y1="22.045cm" svg:x2="6.835cm" svg:y2="22.045cm"><text:p/></draw:line><draw:line text:anchor-type="paragraph" draw:z-index="43" draw:name="Tvar22" draw:style-name="gr3" draw:text-style-name="P4" svg:x1="5.079cm" svg:y1="22.045cm" svg:x2="5.665cm" svg:y2="22.045cm"><text:p/></draw:line><draw:line text:anchor-type="paragraph" draw:z-index="44" draw:name="Tvar23" draw:style-name="gr4" draw:text-style-name="P3" svg:x1="13.268cm" svg:y1="18.066cm" svg:x2="13.261cm" svg:y2="18.65cm"><text:p/></draw:line><draw:line text:anchor-type="paragraph" draw:z-index="45" draw:name="Tvar23" draw:style-name="gr4" draw:text-style-name="P3" svg:x1="13.254cm" svg:y1="19.233cm" svg:x2="13.247cm" svg:y2="19.817cm"><text:p/></draw:line><draw:line text:anchor-type="paragraph" draw:z-index="46" draw:name="Tvar23" draw:style-name="gr4" draw:text-style-name="P3" svg:x1="4.496cm" svg:y1="15.847cm" svg:x2="4.489cm" svg:y2="16.431cm"><text:p/></draw:line><draw:line text:anchor-type="paragraph" draw:z-index="47" draw:name="Tvar23" draw:style-name="gr4" draw:text-style-name="P3" svg:x1="4.496cm" svg:y1="17.046cm" svg:x2="4.489cm" svg:y2="17.63cm"><text:p/></draw:line><draw:line text:anchor-type="paragraph" draw:z-index="48" draw:name="Tvar23" draw:style-name="gr4" draw:text-style-name="P3" svg:x1="8.871cm" svg:y1="16.487cm" svg:x2="8.864cm" svg:y2="17.071cm"><text:p/></draw:line><draw:line text:anchor-type="paragraph" draw:z-index="49" draw:name="Tvar23" draw:style-name="gr5" draw:text-style-name="P3" svg:x1="11.105cm" svg:y1="9.712cm" svg:x2="11.098cm" svg:y2="10.296cm"><text:p/></draw:line><draw:line text:anchor-type="paragraph" draw:z-index="50" draw:name="Tvar23" draw:style-name="gr5" draw:text-style-name="P3" svg:x1="11.091cm" svg:y1="10.88cm" svg:x2="11.084cm" svg:y2="11.464cm"><text:p/></draw:line><draw:line text:anchor-type="paragraph" draw:z-index="51" draw:name="Tvar23" draw:style-name="gr5" draw:text-style-name="P3" svg:x1="8.878cm" svg:y1="22.751cm" svg:x2="8.871cm" svg:y2="23.335cm"><text:p/></draw:line><draw:line text:anchor-type="paragraph" draw:z-index="52" draw:name="Tvar23" draw:style-name="gr5" draw:text-style-name="P3" svg:x1="6.867cm" svg:y1="14.84cm" svg:x2="6.86cm" svg:y2="15.424cm"><text:p/></draw:line><draw:line text:anchor-type="paragraph" draw:z-index="53" draw:name="Tvar23" draw:style-name="gr5" draw:text-style-name="P3" svg:x1="6.874cm" svg:y1="14.256cm" svg:x2="6.867cm" svg:y2="14.84cm"><text:p/></draw:line><draw:line text:anchor-type="paragraph" draw:z-index="54" draw:name="Tvar23" draw:style-name="gr5" draw:text-style-name="P3" svg:x1="6.86cm" svg:y1="15.423cm" svg:x2="6.853cm" svg:y2="16.007cm"><text:p/></draw:line><draw:line text:anchor-type="paragraph" draw:z-index="55" draw:name="Tvar23" draw:style-name="gr5" draw:text-style-name="P3" svg:x1="17.103cm" svg:y1="15.247cm" svg:x2="17.096cm" svg:y2="15.831cm"><text:p/></draw:line><draw:line text:anchor-type="paragraph" draw:z-index="56" draw:name="Tvar23" draw:style-name="gr5" draw:text-style-name="P3" svg:x1="17.057cm" svg:y1="14.679cm" svg:x2="17.05cm" svg:y2="15.263cm"><text:p/></draw:line><draw:line text:anchor-type="paragraph" draw:z-index="57" draw:name="Tvar23" draw:style-name="gr5" draw:text-style-name="P3" svg:x1="17.043cm" svg:y1="15.847cm" svg:x2="17.036cm" svg:y2="16.431cm"><text:p/></draw:line><draw:line text:anchor-type="paragraph" draw:z-index="58" draw:name="Tvar22" draw:style-name="gr5" draw:text-style-name="P3" svg:x1="9.297cm" svg:y1="9.105cm" svg:x2="9.881cm" svg:y2="9.105cm"><text:p/></draw:line><draw:line text:anchor-type="paragraph" draw:z-index="59" draw:name="Tvar22" draw:style-name="gr5" draw:text-style-name="P4" svg:x1="9.881cm" svg:y1="9.106cm" svg:x2="10.467cm" svg:y2="9.106cm"><text:p/></draw:line><draw:line text:anchor-type="paragraph" draw:z-index="60" draw:name="Tvar22" draw:style-name="gr5" draw:text-style-name="P4" svg:x1="8.711cm" svg:y1="9.106cm" svg:x2="9.297cm" svg:y2="9.106cm"><text:p/></draw:line><draw:line text:anchor-type="paragraph" draw:z-index="61" draw:name="Tvar23" draw:style-name="gr2" draw:text-style-name="P3" svg:x1="8.877cm" svg:y1="17.013cm" svg:x2="8.87cm" svg:y2="17.597cm"><text:p/></draw:line><draw:line text:anchor-type="paragraph" draw:z-index="62" draw:name="Tvar23" draw:style-name="gr5" draw:text-style-name="P3" svg:x1="8.887cm" svg:y1="23.335cm" svg:x2="8.88cm" svg:y2="23.919cm"><text:p/></draw:line><draw:line text:anchor-type="paragraph" draw:z-index="63" draw:name="Tvar23" draw:style-name="gr5" draw:text-style-name="P3" svg:x1="8.857cm" svg:y1="23.919cm" svg:x2="8.85cm" svg:y2="24.503cm"><text:p/></draw:line><draw:line text:anchor-type="paragraph" draw:z-index="64" draw:name="Tvar23" draw:style-name="gr5" draw:text-style-name="P3" svg:x1="11.114cm" svg:y1="10.296cm" svg:x2="11.107cm" svg:y2="10.88cm"><text:p/></draw:line></text:p>
      <text:p text:style-name="P2"/>
      <text:p text:style-name="P1">Mapa – 1 </text:p>
      <text:p text:style-name="P1"/>
      <text:p text:style-name="P1">Úvod: Úkolem je doplnit ozokód tak, aby Ozobot dorazil do cíle a dosáhl co nejkratšího možného času. K dispozici máme pouze omezené množství ozokódu, který lze do mapy doplnit. Ozokód lze doplňovat pouze na místa tomu určená. </text:p>
      <text:p text:style-name="P1"/>
      <text:p text:style-name="P1">Lze použít: 2x odboč doleva, 1x odboč doprava, 1x přejeď vlevo, 1x přejeď vpravo.</text:p>
      <text:p text:style-name="P1"/>
      <text:p text:style-name="P1">Cílem této mapy je naučit se orientovat v Ozokódu, umět číst již zapsaný Ozokód a zapisovat Ozokód do mapy. Dále také zvolit optimální možnou trasu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2T16:08:15.986000000</dc:date>
    <meta:editing-duration>PT27M3S</meta:editing-duration>
    <meta:editing-cycles>8</meta:editing-cycles>
    <meta:generator>LibreOffice/5.1.6.2$Windows_X86_64 LibreOffice_project/07ac168c60a517dba0f0d7bc7540f5afa45f0909</meta:generator>
    <meta:document-statistic meta:table-count="0" meta:image-count="0" meta:object-count="0" meta:page-count="2" meta:paragraph-count="4" meta:word-count="78" meta:character-count="465" meta:non-whitespace-character-count="387"/>
  </office:meta>
</office:document-meta>
</file>